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23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31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56e93b"/>
    </style:style>
    <style:style style:name="T39" style:family="text">
      <style:text-properties officeooo:rsid="0052ae73"/>
    </style:style>
    <style:style style:name="T40" style:family="text">
      <style:text-properties officeooo:rsid="005aaa8b"/>
    </style:style>
    <style:style style:name="T41" style:family="text">
      <style:text-properties officeooo:rsid="005bbd77"/>
    </style:style>
    <style:style style:name="T42" style:family="text">
      <style:text-properties officeooo:rsid="005c3835"/>
    </style:style>
    <style:style style:name="T43" style:family="text">
      <style:text-properties officeooo:rsid="005d922a"/>
    </style:style>
    <style:style style:name="T44" style:family="text">
      <style:text-properties officeooo:rsid="005f0596"/>
    </style:style>
    <style:style style:name="T45" style:family="text">
      <style:text-properties fo:font-size="10pt" officeooo:rsid="005f0596" style:font-size-asian="10pt" style:font-size-complex="10pt"/>
    </style:style>
    <style:style style:name="T46" style:family="text">
      <style:text-properties officeooo:rsid="0062fbfe"/>
    </style:style>
    <style:style style:name="T47" style:family="text">
      <style:text-properties officeooo:rsid="00661046"/>
    </style:style>
    <style:style style:name="T48" style:family="text">
      <style:text-properties officeooo:rsid="006db159"/>
    </style:style>
    <style:style style:name="T49" style:family="text">
      <style:text-properties officeooo:rsid="00711b00"/>
    </style:style>
    <style:style style:name="T50" style:family="text">
      <style:text-properties officeooo:rsid="007734ef"/>
    </style:style>
    <style:style style:name="T51" style:family="text">
      <style:text-properties officeooo:rsid="007a9a25"/>
    </style:style>
    <style:style style:name="T52" style:family="text">
      <style:text-properties officeooo:rsid="007c3acc"/>
    </style:style>
    <style:style style:name="T53" style:family="text">
      <style:text-properties officeooo:rsid="007e5f42"/>
    </style:style>
    <style:style style:name="T54" style:family="text">
      <style:text-properties officeooo:rsid="00837986"/>
    </style:style>
    <style:style style:name="T55" style:family="text">
      <style:text-properties officeooo:rsid="00853e91"/>
    </style:style>
    <style:style style:name="T56" style:family="text">
      <style:text-properties officeooo:rsid="00858930"/>
    </style:style>
    <style:style style:name="T57" style:family="text">
      <style:text-properties officeooo:rsid="00874502"/>
    </style:style>
    <style:style style:name="T58" style:family="text">
      <style:text-properties officeooo:rsid="00888277"/>
    </style:style>
    <style:style style:name="T59" style:family="text">
      <style:text-properties officeooo:rsid="0088942f"/>
    </style:style>
    <style:style style:name="T60" style:family="text">
      <style:text-properties officeooo:rsid="0088c9e9"/>
    </style:style>
    <style:style style:name="T61" style:family="text">
      <style:text-properties officeooo:rsid="0088e0dd"/>
    </style:style>
    <style:style style:name="T62" style:family="text">
      <style:text-properties officeooo:rsid="008b06d3"/>
    </style:style>
    <style:style style:name="T63" style:family="text">
      <style:text-properties officeooo:rsid="008bb9cb"/>
    </style:style>
    <style:style style:name="T64" style:family="text">
      <style:text-properties officeooo:rsid="0090103c"/>
    </style:style>
    <style:style style:name="T65" style:family="text">
      <style:text-properties officeooo:rsid="00905c06"/>
    </style:style>
    <style:style style:name="T66" style:family="text">
      <style:text-properties officeooo:rsid="008d69e9"/>
    </style:style>
    <style:style style:name="T67" style:family="text">
      <style:text-properties officeooo:rsid="003e78eb"/>
    </style:style>
    <style:style style:name="T68" style:family="text">
      <style:text-properties officeooo:rsid="00919b7d"/>
    </style:style>
    <style:style style:name="T69" style:family="text">
      <style:text-properties officeooo:rsid="0091c02f"/>
    </style:style>
    <style:style style:name="T70" style:family="text">
      <style:text-properties loext:padding="0in" loext:border="none"/>
    </style:style>
    <style:style style:name="T71" style:family="text">
      <style:text-properties officeooo:rsid="00940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5">Who are you?<text:tab/> <text:s text:c="10"/>sind = are</text:span><text:tab/><text:tab/>[ ver zind zi? ]</text:p>
      <text:p text:style-name="P14"/>
      <text:p text:style-name="P14">Ich bin Her<text:span text:style-name="T55">r</text:span> <text:span text:style-name="T55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7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56">you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4">ß </text:span><text:span text:style-name="T56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56">How are you?</text:span></text:p>
      <text:p text:style-name="P21"><text:span text:style-name="T56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56">{ </text:span>How’s it going?<text:span text:style-name="T56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56">Fine / </text:span>Greate.</text:p>
      <text:p text:style-name="P23">S<text:span text:style-name="T56">u</text:span>per.<text:tab/><text:tab/><text:tab/><text:span text:style-name="T56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29">[ gut <text:s/>und vi <text:s/>get is di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56">{ </text:span>How’s it going?<text:tab/><text:span text:style-name="T56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4">ß</text:span>t du?</text:p>
      <text:p text:style-name="P25">Ich hei<text:span text:style-name="T14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4">ß</text:span>en Sie?</text:p>
      <text:p text:style-name="P25">Mein Name ist Olga Meiz. Und wie hei<text:span text:style-name="T14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57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37">Wer?</text:span><text:tab/><text:tab/>Who? <text:tab/><text:tab/><text:tab/>[ v-eea ]</text:p>
      <text:p text:style-name="P26"/>
      <text:p text:style-name="P26"><text:span text:style-name="T37">Wie?<text:tab/></text:span><text:tab/>How?<text:tab/><text:tab/><text:tab/>[ v-ii ]</text:p>
      <text:p text:style-name="P26"/>
      <text:p text:style-name="P26"><text:span text:style-name="T37">Woher?<text:tab/></text:span><text:tab/>Where from?<text:tab/><text:tab/>[ wo-her ]</text:p>
      <text:p text:style-name="P26"/>
      <text:p text:style-name="P26"><text:span text:style-name="T37">Wo?<text:tab/></text:span><text:tab/>Where?<text:tab/><text:tab/><text:tab/>[ vo ]</text:p>
      <text:p text:style-name="P26"/>
      <text:p text:style-name="P26"><text:span text:style-name="T37">Was?</text:span> <text:tab/><text:tab/>What?<text:tab/><text:tab/><text:tab/>[ vas ]</text:p>
      <text:p text:style-name="P26"/>
      <text:p text:style-name="P26">Wer ist du?<text:tab/><text:tab/><text:tab/><text:tab/><text:span text:style-name="T57">Who are you?</text:span></text:p>
      <text:p text:style-name="P26">Wer ist das?<text:tab/><text:tab/><text:tab/><text:tab/><text:span text:style-name="T57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0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7">Where do you come from?</text:span></text:p>
      <text:p text:style-name="P29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5"/>
      <text:p text:style-name="P30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58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1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2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58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37">Ich ,<text:tab/> Du , <text:tab/>Wir</text:span><text:tab/><text:tab/>I , <text:tab/>you , <text:tab/>we<text:tab/><text:tab/><text:tab/><text:tab/>[ ixħ, <text:s/>du, <text:s/>vir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7">Woher kommst du?<text:tab/><text:tab/></text:span><text:bookmark text:name="tw-target-text5"/><text:span text:style-name="T17">Where do you come from?</text:span></text:p>
      <text:p text:style-name="P59"/>
      <text:p text:style-name="P60"/>
      <text:p text:style-name="P54"><text:span text:style-name="T37">er ,<text:tab/>S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4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r Katze spielt gerne<text:tab/><text:tab/>The cat likes to play<text:tab/><text:tab/><text:tab/><text:tab/>[ z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5">willingly</text:span></text:p>
      <text:p text:style-name="P120"/>
      <text:p text:style-name="P120"/>
      <text:p text:style-name="P120"/>
      <text:p text:style-name="P121"><text:soft-page-break/></text:p>
      <text:p text:style-name="P64">Das ist ein Baby<text:tab/><text:tab/><text:span text:style-name="T36">This is a Baby<text:tab/><text:tab/><text:tab/><text:tab/><text:tab/>[ Das ist ajn baby ]</text:span></text:p>
      <text:p text:style-name="P64"/>
      <text:p text:style-name="P65">Es weint <text:span text:style-name="T59">v</text:span>iel<text:tab/><text:tab/><text:tab/>It cries a lot<text:tab/><text:tab/><text:tab/><text:tab/><text:tab/>[ es <text:s/>vaj-nt <text:s/>f-<text:span text:style-name="T59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38">e</text:span> , <text:s/>ija, <text:s/>Zi ]</text:p>
      <text:p text:style-name="P66"/>
      <text:p text:style-name="P66">Wir sind eine große Familie<text:tab/>We are a big family<text:tab/><text:tab/><text:tab/><text:tab/>[ <text:span text:style-name="T38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39">ż</text:span>u-<text:span text:style-name="T39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in <text:s/>]</text:p>
      <text:p text:style-name="P69">schöen Hund<text:tab/><text:tab/><text:tab/><text:tab/>beautiful dog<text:tab/><text:tab/><text:tab/><text:tab/><text:tab/>[ x-<text:span text:style-name="T59">qu</text:span>-n<text:span text:style-name="T59">n</text:span> <text:s/>ħundt <text:s/>]</text:p>
      <text:p text:style-name="P69"/>
      <text:p text:style-name="P69">Ihr habt einen schö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0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39">ö</text:span>ln<text:tab/><text:tab/><text:tab/><text:span text:style-name="T41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2">[ zi <text:s text:c="2"/>gien <text:s/></text:span><text:span text:style-name="T39"><text:s/>ż</text:span><text:span text:style-name="T42">u-</text:span><text:span text:style-name="T39"> ż</text:span><text:span text:style-name="T42">am-men ]</text:span></text:p>
      <text:p text:style-name="P73">ans Meer<text:tab/><text:tab/><text:tab/><text:tab/><text:span text:style-name="T42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3">They have<text:tab/><text:tab/><text:tab/><text:tab/><text:tab/>[ zi <text:s/>ħaben ]</text:span></text:p>
      <text:p text:style-name="P74">eine schöne Firma<text:tab/><text:tab/><text:tab/><text:span text:style-name="T43">a nice company<text:tab/><text:tab/><text:tab/><text:tab/><text:tab/>[ ajn-qe <text:s text:c="2"/>x-un-qe <text:s/>firma ]</text:span></text:p>
      <text:p text:style-name="P74"/>
      <text:p text:style-name="P75">Sie haben eine sch<text:span text:style-name="T39">ö</text:span>ne Firma<text:tab/><text:tab/>They have a nice company<text:tab/></text:p>
      <text:p text:style-name="P75"/>
      <text:p text:style-name="P75"/>
      <text:p text:style-name="P77">Schreiben <text:span text:style-name="T59">Sei </text:span>einen Text<text:tab/><text:tab/><text:tab/>Write a text<text:tab/><text:tab/><text:tab/><text:tab/>[ x-raj-ben <text:span text:style-name="T39">ż</text:span><text:span text:style-name="T59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45">[ ħqu-ren <text:s/>zi <text:s/>und <text:s/>ann-twa-tien ]</text:span></text:p>
      <text:p text:style-name="P122"/>
      <text:p text:style-name="P76">Sie auf die Fragen<text:tab/><text:tab/><text:tab/>you to the questions<text:tab/><text:tab/><text:tab/><text:tab/><text:span text:style-name="T44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46">calling someonr formally ‘Sie’</text:span><text:tab/><text:tab/></text:p>
      <text:p text:style-name="P79"><text:tab/><text:tab/><text:tab/><text:tab/><text:tab/><text:tab/><text:tab/><text:tab/><text:tab/><text:tab/><text:tab/>[ <text:span text:style-name="T39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s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39">ü</text:span>se.<text:tab/>{m}<text:tab/>The rabbit eats vegetables</text:p>
      <text:p text:style-name="P88">[ das <text:s text:c="2"/>kan-in-cin <text:s text:c="2"/>ist <text:s/>ge-mqu-<text:span text:style-name="T39">ż</text:span>a ]</text:p>
      <text:p text:style-name="P88"/>
      <text:p text:style-name="P88">Es isst <text:s/>Gem<text:span text:style-name="T39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e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39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0">h</text:span>en<text:tab/><text:tab/>to cook</text:p>
      <text:p text:style-name="P90"/>
      <text:p text:style-name="P90">ich <text:tab/><text:tab/><text:tab/><text:tab/>-e<text:tab/><text:tab/><text:tab/>koc<text:span text:style-name="T60">h</text:span>e <text:tab/>[ koħ-e ]</text:p>
      <text:p text:style-name="P90">du<text:tab/><text:tab/><text:tab/><text:tab/>-st<text:tab/><text:tab/><text:tab/>koc<text:span text:style-name="T60">h</text:span>st<text:tab/>[ koħ-st ]</text:p>
      <text:p text:style-name="P90">er | sie | es<text:tab/><text:tab/><text:tab/>-t<text:tab/><text:tab/><text:tab/>koc<text:span text:style-name="T60">h</text:span>t<text:tab/>[ koħ-t ]</text:p>
      <text:p text:style-name="P90"/>
      <text:p text:style-name="P90">wir<text:tab/><text:tab/><text:tab/><text:tab/>-en<text:tab/><text:tab/><text:tab/>koc<text:span text:style-name="T60">h</text:span>en<text:tab/>[ koħ-en ]</text:p>
      <text:p text:style-name="P90">ihr<text:tab/><text:tab/><text:tab/><text:tab/>-t<text:tab/><text:tab/><text:tab/>koc<text:span text:style-name="T60">h</text:span>t<text:tab/>[ koħ-t ]</text:p>
      <text:p text:style-name="P90">sie Sie<text:tab/><text:tab/><text:tab/><text:tab/>-en<text:tab/><text:tab/><text:tab/>koc<text:span text:style-name="T60">h</text:span>en<text:tab/>[ koħ-en ]</text:p>
      <text:p text:style-name="P90"/>
      <text:p text:style-name="P90"/>
      <text:p text:style-name="P90">Ich komme <text:tab/><text:tab/><text:tab/> I'm coming<text:tab/><text:tab/><text:span text:style-name="T48">[ iħx kom-e ]</text:span></text:p>
      <text:p text:style-name="P90"/>
      <text:p text:style-name="P90">Ich komme aus Engl<text:span text:style-name="T48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0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0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49">Finden<text:tab/><text:tab/>to find<text:tab/><text:tab/>[ find-en ]</text:span></text:p>
      <text:p text:style-name="P92"><text:tab/><text:span text:style-name="T49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39">ż</text:span>ing-qen ]</text:p>
      <text:p text:style-name="P93">Sagen<text:tab/><text:tab/><text:tab/>to say<text:tab/><text:tab/>[ <text:span text:style-name="T39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Wichtige Phrasen<text:tab/><text:tab/><text:tab/><text:bookmark text:name="tw-target-text1"/><text:tab/>Important phrases</text:p>
      <text:p text:style-name="P94"/>
      <text:p text:style-name="P96">[ viħ-ti-ge <text:s text:c="2"/>Fra-<text:span text:style-name="T39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39">ü</text:span>ß.<text:tab/><text:tab/><text:tab/><text:tab/>[ dajn <text:s/>ħund <text:s/>ist <text:s/><text:span text:style-name="T39">ż</text:span>o <text:s/><text:span text:style-name="T39">ż</text:span>us ]</text:p>
      <text:p text:style-name="P96">You<text:span text:style-name="T61">r</text:span> <text:span text:style-name="T61">d</text:span>og is so cute.</text:p>
      <text:p text:style-name="P96"/>
      <text:p text:style-name="P96">Dunke!</text:p>
      <text:p text:style-name="P96">Bitte!<text:tab/><text:tab/><text:tab/><text:tab/><text:tab/><text:tab/><text:span text:style-name="T50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39"> ż</text:span>er ]<text:tab/></text:p>
      <text:p text:style-name="P99"/>
      <text:p text:style-name="P99">sch<text:span text:style-name="T39">ö</text:span>n<text:tab/><text:tab/><text:tab/>nicely<text:tab/><text:tab/><text:tab/>[ xqen ]<text:tab/></text:p>
      <text:p text:style-name="P99"/>
      <text:p text:style-name="P117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18"><text:span text:style-name="T10">b</text:span><text:span text:style-name="T12">itte sehr <text:s/>and <text:s text:c="2"/>bitte sehr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1">t</text:span>z <text:s/>zu <text:s/>danken! ]</text:p>
      <text:p text:style-name="P101"/>
      <text:p text:style-name="P101"/>
      <text:p text:style-name="P101">&gt;&gt; On danke sch<text:span text:style-name="T39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01"/>
      <text:p text:style-name="P101"><text:soft-page-break/>Gern geschehen<text:tab/><text:tab/>You're welcome <text:s/>/ <text:s/><text:span text:style-name="T51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2">d</text:span>igung<text:tab/><text:tab/><text:tab/><text:span text:style-name="T52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39">ż</text:span>i ]</text:p>
      <text:p text:style-name="P104"/>
      <text:p text:style-name="P104">Entschuldigung, <text:s/>k<text:span text:style-name="T39">ö</text:span>nnen <text:s/>sie <text:s/>mir <text:s/>helfen?<text:tab/><text:tab/>Excuse me, could you help me?</text:p>
      <text:p text:style-name="P104">[ en-xu-li-gon <text:s/>kq<text:span text:style-name="T53">e</text:span>n-nen <text:s/><text:span text:style-name="T39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/text:p>
      <text:p text:style-name="P105">&gt; Danke sch<text:span text:style-name="T39">ö</text:span>n!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39">ö</text:span>n!</text:p>
      <text:p text:style-name="P105"/>
      <text:p text:style-name="P105">Danke sch<text:span text:style-name="T39">ö</text:span>n!</text:p>
      <text:p text:style-name="P105">&gt; Bitte sch<text:span text:style-name="T39">ö</text:span>n!<text:tab/><text:tab/>&gt; Gern genchehen!<text:tab/> <text:s text:c="6"/>&gt; Nichts zu danken!</text:p>
      <text:p text:style-name="P105"/>
      <text:p text:style-name="P105">Ich habe einen Fehler germacht.<text:tab/><text:tab/><text:tab/>I made a mistake</text:p>
      <text:p text:style-name="P105">[ Iħx ħabe ajn-en <text:s/>fila <text:s/>gqe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germacht<text:tab/><text:tab/>done / made</text:p>
      <text:p text:style-name="P105"/>
      <text:p text:style-name="P105">Fehler germacht<text:tab/>made mistakes.</text:p>
      <text:p text:style-name="P105">[ fila <text:s/>ger-maħt]</text:p>
      <text:p text:style-name="P106"><text:soft-page-break/><text:span text:style-name="T26">Entschuldigung</text:span>, können Sie mir bitte helfen?<text:tab/><text:tab/>Excuse me, can you please help me?</text:p>
      <text:p text:style-name="P107">[ en-xu-ligong <text:s/>kqen-nen <text:span text:style-name="T39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4">Guten Tag!<text:tab/></text:span></text:p>
      <text:p text:style-name="P84"><text:tab/><text:tab/><text:tab/><text:tab/><text:span text:style-name="T54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het es auch gut, danke. &lt;</text:p>
      <text:p text:style-name="P108"><text:tab/><text:tab/><text:tab/><text:tab/>[ mia get i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39">ö</text:span>nnen mich ruhig duzen!</text:p>
      <text:p text:style-name="P108"><text:tab/><text:tab/><text:tab/><text:tab/>[ <text:span text:style-name="T39">Ż</text:span>i kin-nen miħ rqo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39">ü</text:span>ss! &lt;</text:p>
      <text:p text:style-name="P109"><text:tab/><text:tab/><text:tab/><text:tab/> <text:span text:style-name="T39">Ċ</text:span>quss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87"><text:soft-page-break/></text:p>
      <text:p text:style-name="P87">&gt; <text:span text:style-name="T62">Guten Tag!</text:span></text:p>
      <text:p text:style-name="P87"><text:tab/><text:tab/><text:tab/><text:tab/><text:tab/><text:span text:style-name="T62">Hallo! Guten Tag! &lt;</text:span></text:p>
      <text:p text:style-name="P87"/>
      <text:p text:style-name="P111">Wie geht es Ihnen?</text:p>
      <text:p text:style-name="P111">[ vi get is inen? ]</text:p>
      <text:p text:style-name="P111"/>
      <text:p text:style-name="P111"/>
      <text:p text:style-name="P111">&gt; Gut, danke. Und Ihnen?</text:p>
      <text:p text:style-name="P111"><text:tab/><text:tab/><text:tab/><text:tab/><text:tab/>Mia geht es auch gut, danke! &lt;</text:p>
      <text:p text:style-name="P111"><text:tab/><text:tab/><text:tab/><text:tab/><text:tab/>[ mia get is awħ gut danke! ]</text:p>
      <text:p text:style-name="P111"><text:tab/><text:tab/><text:tab/><text:tab/><text:tab/>I'm doing well thank you!</text:p>
      <text:p text:style-name="P111"/>
      <text:p text:style-name="P111"><text:tab/><text:tab/><text:tab/><text:tab/><text:tab/>Wie heißen Sie? &lt;</text:p>
      <text:p text:style-name="P111"/>
      <text:p text:style-name="P111">&gt; Mein Name ist Monika.</text:p>
      <text:p text:style-name="P111"><text:s text:c="3"/>Un<text:span text:style-name="T64">d</text:span> wie heißen Sie?</text:p>
      <text:p text:style-name="P111"/>
      <text:p text:style-name="P111"><text:tab/><text:tab/><text:tab/><text:tab/><text:tab/><text:span text:style-name="T63">Ich bin Peter &lt;</text:span></text:p>
      <text:p text:style-name="P111"><text:tab/><text:tab/><text:tab/><text:tab/><text:tab/><text:span text:style-name="T63">[ ixħ bin Peter ]</text:span></text:p>
      <text:p text:style-name="P111"/>
      <text:p text:style-name="P112"><text:tab/><text:tab/><text:tab/><text:tab/><text:tab/><text:span text:style-name="T63">Sie k</text:span><text:span text:style-name="T39">ö</text:span><text:span text:style-name="T63">nnen mich ruhig duzen &lt;</text:span></text:p>
      <text:p text:style-name="P112"><text:tab/><text:tab/><text:tab/><text:tab/><text:tab/><text:span text:style-name="T63">[ </text:span><text:span text:style-name="T39">Ż</text:span><text:span text:style-name="T63">i <text:s/>kqin-nen <text:s/>miħ rojħ duzin <text:s/>]</text:span></text:p>
      <text:p text:style-name="P112"/>
      <text:p text:style-name="P112"><text:tab/><text:tab/><text:tab/><text:tab/><text:tab/><text:span text:style-name="T63">Woher kommen Sie? &lt;</text:span></text:p>
      <text:p text:style-name="P112"/>
      <text:p text:style-name="P113">Ich komme aus den Vereingten Staaten.</text:p>
      <text:p text:style-name="P113">[iħx komme aus din der-aj-nig-tin xtatin.]</text:p>
      <text:p text:style-name="P113">I'm from the United States</text:p>
      <text:p text:style-name="P113"/>
      <text:p text:style-name="P113">Und du?</text:p>
      <text:p text:style-name="P113"/>
      <text:p text:style-name="P113"><text:tab/><text:tab/><text:tab/><text:tab/><text:tab/>Ich komme aus Deutschland &lt;</text:p>
      <text:p text:style-name="P113"/>
      <text:p text:style-name="P113"><text:tab/><text:tab/><text:tab/><text:tab/><text:tab/>Entschuldigung, ich muss gehen.</text:p>
      <text:p text:style-name="P113"><text:tab/><text:tab/><text:tab/><text:tab/><text:tab/>[ Entschuldigung, ich mus gehen ].</text:p>
      <text:p text:style-name="P113"><text:tab/><text:tab/><text:tab/><text:tab/><text:tab/>Sorry i have to go.</text:p>
      <text:p text:style-name="P113"/>
      <text:p text:style-name="P113"><text:tab/><text:tab/><text:tab/><text:tab/><text:tab/>Mein Bus kommt.</text:p>
      <text:p text:style-name="P113"><text:tab/><text:tab/><text:tab/><text:tab/><text:tab/>[ Majn Bus komt ].</text:p>
      <text:p text:style-name="P113"/>
      <text:p text:style-name="P113">In Ordnung. Auf Wiedersehen!<text:tab/></text:p>
      <text:p text:style-name="P113">[ in <text:s/>ord-nung <text:s/>awf <text:s text:c="2"/>Vidja-zen! ]</text:p>
      <text:p text:style-name="P113">In order. Good bye!</text:p>
      <text:p text:style-name="P113"/>
      <text:p text:style-name="P113"><text:tab/><text:tab/><text:tab/><text:tab/><text:tab/>Tsch<text:span text:style-name="T39">ü</text:span>ss! &lt;</text:p>
      <text:p text:style-name="P113"><text:tab/><text:tab/><text:tab/><text:tab/><text:tab/> <text:span text:style-name="T39">ċ</text:span>quss</text:p>
      <text:p text:style-name="P116"><text:soft-page-break/></text:p>
      <text:p text:style-name="P119">Imagine Thorsten and Ines talking. They just met.</text:p>
      <text:p text:style-name="P119"/>
      <text:h text:style-name="P123" text:outline-level="4">Questions for this assignment</text:h>
      <text:p text:style-name="P131"/>
      <text:p text:style-name="P132">⦁ they greet each other</text:p>
      <text:p text:style-name="P133">⦁ ask each other about their names</text:p>
      <text:p text:style-name="P134">⦁ ask each other where they are from and answer the question</text:p>
      <text:p text:style-name="P142"><text:span text:style-name="T70">⦁ ask how's it going and answer </text:span></text:p>
      <text:p text:style-name="P135">⦁ they first start talking formally (Sie), but then continue informally (du)</text:p>
      <text:p text:style-name="P133"/>
      <text:p text:style-name="P136">&gt; Hallo</text:p>
      <text:p text:style-name="P136"><text:tab/>Hallo guten Tag &lt;</text:p>
      <text:p text:style-name="P136"><text:tab/>Wie heißen Sie?</text:p>
      <text:p text:style-name="P136"/>
      <text:p text:style-name="P136">&gt; Ich heiße Ines, und wie heißen Sie?</text:p>
      <text:p text:style-name="P136"/>
      <text:p text:style-name="P136"><text:tab/><text:span text:style-name="T64">Mein Name ist Thorsten &lt;</text:span></text:p>
      <text:p text:style-name="P137"><text:tab/><text:span text:style-name="T64">Woher kommen Sie?</text:span></text:p>
      <text:p text:style-name="P137"/>
      <text:p text:style-name="P138">&gt; Ich komme aus Malta, <text:span text:style-name="T65">u</text:span><text:span text:style-name="T62">nd Ihnen</text:span><text:span text:style-name="T64">?</text:span></text:p>
      <text:p text:style-name="P138"/>
      <text:p text:style-name="P138"><text:tab/><text:span text:style-name="T66">Ich komme aus Deutschland &lt;</text:span></text:p>
      <text:p text:style-name="P138"/>
      <text:p text:style-name="P139">&gt; Wie <text:span text:style-name="T67">geht es Ihnen</text:span>?</text:p>
      <text:p text:style-name="P139"><text:tab/>Gut danke, und Ihnen? &lt; </text:p>
      <text:p text:style-name="P139">Mir ghet es auch gut, danke.</text:p>
      <text:p text:style-name="P139"/>
      <text:p text:style-name="P140">&gt; Sie können mich <text:span text:style-name="T68">r</text:span>uhig duzen!</text:p>
      <text:p text:style-name="P140"/>
      <text:p text:style-name="P140"><text:tab/>Ja, gerne! Du kannst mich auch duzen. &lt;</text:p>
      <text:p text:style-name="P124"><text:bookmark text:name="tw-target-text7"/><text:tab/><text:span text:style-name="T69">(</text:span>Yes gladly! You can call <text:span text:style-name="T69">also call me informally)</text:span></text:p>
      <text:p text:style-name="P124"><text:tab/><text:span text:style-name="T69">[ja, gerna! Du kanst miħ awħ duzen]</text:span></text:p>
      <text:p text:style-name="P124"/>
      <text:p text:style-name="P124">&gt; Ich <text:span text:style-name="T69">muss</text:span> gehen, es war schön, dich kennenzulernen.</text:p>
      <text:p text:style-name="P126"><text:span text:style-name="T71">[ </text:span>Iħx mus gen, es wa xqn, <text:s/>dih <text:s/>kennen-zul-enamen <text:span text:style-name="T71">]</text:span> </text:p>
      <text:p text:style-name="P126"><text:span text:style-name="T71">(</text:span>I have to go, it was nice meeting you.<text:span text:style-name="T71">)</text:span></text:p>
      <text:p text:style-name="P126"/>
      <text:p text:style-name="P126"><text:tab/></text:p>
      <text:p text:style-name="P125"><text:tab/>Danke, gleichfalls! Tschüss! &lt;</text:p>
      <text:p text:style-name="P129"><text:tab/>(Thank you likewise! Bye!)</text:p>
      <text:p text:style-name="P129"><text:tab/>[danka <text:s text:c="2"/>glaj-fals <text:s/>cqus]</text:p>
      <text:p text:style-name="P130"/>
      <text:p text:style-name="P125"/>
      <text:p text:style-name="P124"/>
      <text:p text:style-name="P127"/>
      <text:p text:style-name="P139"/>
      <text:p text:style-name="P139"/>
      <text:p text:style-name="P139"/>
      <text:p text:style-name="P139"><text:tab/></text:p>
      <text:p text:style-name="P139"><text:tab/></text:p>
      <text:p text:style-name="P138"/>
      <text:p text:style-name="P137"><text:soft-page-break/></text:p>
      <text:p text:style-name="P136"><text:tab/></text:p>
      <text:p text:style-name="P115"/>
      <text:p text:style-name="P114"/>
      <text:p text:style-name="P115"/>
      <text:p text:style-name="P114"/>
      <text:p text:style-name="P115"/>
      <text:p text:style-name="P114"/>
      <text:p text:style-name="P115"/>
      <text:p text:style-name="P114">⦁ in the end, they say goodbye</text:p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6-12T18:25:05.225960153</dc:date>
    <meta:editing-duration>PT11H7M6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17" meta:paragraph-count="424" meta:word-count="2638" meta:character-count="14891" meta:non-whitespace-character-count="11387"/>
  </office:meta>
</office:document-meta>
</file>